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fo:break-before="page" table:align="margins"/>
    </style:style>
    <style:style style:name="Table1.A" style:family="table-column">
      <style:table-column-properties style:column-width="0.725cm" style:rel-column-width="1848*"/>
    </style:style>
    <style:style style:name="Table1.B" style:family="table-column">
      <style:table-column-properties style:column-width="0.727cm" style:rel-column-width="1853*"/>
    </style:style>
    <style:style style:name="Table1.Q" style:family="table-column">
      <style:table-column-properties style:column-width="4.001cm" style:rel-column-width="10201*"/>
    </style:style>
    <style:style style:name="Table1.R" style:family="table-column">
      <style:table-column-properties style:column-width="10.082cm" style:rel-column-width="25711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f63f" officeooo:paragraph-rsid="0019f63f"/>
    </style:style>
    <style:style style:name="P2" style:family="paragraph" style:parent-style-name="Standard">
      <style:text-properties officeooo:rsid="0019f63f" officeooo:paragraph-rsid="0019f63f" fo:background-color="#cccccc"/>
    </style:style>
    <style:style style:name="P3" style:family="paragraph" style:parent-style-name="Standard">
      <style:text-properties officeooo:rsid="0019f63f" officeooo:paragraph-rsid="0019f63f" fo:background-color="#ffff00"/>
    </style:style>
    <style:style style:name="P4" style:family="paragraph" style:parent-style-name="Standard">
      <style:text-properties officeooo:rsid="0019f63f" officeooo:paragraph-rsid="001df98f" fo:background-color="#ffff00"/>
    </style:style>
    <style:style style:name="P5" style:family="paragraph" style:parent-style-name="Standard">
      <style:text-properties officeooo:rsid="0019f63f" officeooo:paragraph-rsid="0019f63f" fo:background-color="#ff972f"/>
    </style:style>
    <style:style style:name="P6" style:family="paragraph" style:parent-style-name="Standard">
      <style:text-properties officeooo:paragraph-rsid="001df98f" fo:background-color="transparent"/>
    </style:style>
    <style:style style:name="P7" style:family="paragraph" style:parent-style-name="Standard">
      <style:text-properties officeooo:rsid="0019f63f" officeooo:paragraph-rsid="0019f63f" fo:background-color="transparent"/>
    </style:style>
    <style:style style:name="P8" style:family="paragraph" style:parent-style-name="Standard">
      <style:text-properties officeooo:rsid="00362225" officeooo:paragraph-rsid="00362225" fo:background-color="transparen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396c7b" officeooo:paragraph-rsid="00396c7b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9196b" officeooo:paragraph-rsid="0039196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96c7b" officeooo:paragraph-rsid="00396c7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3b307c" officeooo:paragraph-rsid="003b307c"/>
    </style:style>
    <style:style style:name="P14" style:family="paragraph" style:parent-style-name="Standard">
      <style:text-properties style:text-position="0% 100%" officeooo:rsid="00379abb" officeooo:paragraph-rsid="00362225" fo:background-color="transparent"/>
    </style:style>
    <style:style style:name="T1" style:family="text">
      <style:text-properties officeooo:rsid="001ba8d8"/>
    </style:style>
    <style:style style:name="T2" style:family="text">
      <style:text-properties officeooo:rsid="002136c8"/>
    </style:style>
    <style:style style:name="T3" style:family="text">
      <style:text-properties officeooo:rsid="00224f05"/>
    </style:style>
    <style:style style:name="T4" style:family="text">
      <style:text-properties officeooo:rsid="0019f63f"/>
    </style:style>
    <style:style style:name="T5" style:family="text">
      <style:text-properties officeooo:rsid="003085c7"/>
    </style:style>
    <style:style style:name="T6" style:family="text">
      <style:text-properties officeooo:rsid="003254ee"/>
    </style:style>
    <style:style style:name="T7" style:family="text">
      <style:text-properties officeooo:rsid="0033f19c"/>
    </style:style>
    <style:style style:name="T8" style:family="text">
      <style:text-properties officeooo:rsid="00379abb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379abb"/>
    </style:style>
    <style:style style:name="T11" style:family="text">
      <style:text-properties style:text-position="0% 100%" officeooo:rsid="00379abb"/>
    </style:style>
    <style:style style:name="T12" style:family="text">
      <style:text-properties officeooo:rsid="003c58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5">15</text:span><text:tab/><text:span text:style-name="T5">A14</text:span><text:tab/><text:span text:style-name="T5">A13</text:span><text:tab/><text:tab/><text:span text:style-name="T5">RAM_CS<text:tab/>RAM_OE<text:tab/>ROM_CS<text:tab/>ROM_OE<text:tab/>IO_CS<text:tab/><text:tab/></text:span><text:span text:style-name="T1">DESCRIPTION</text:span></text:p>
      <text:p text:style-name="P2">1<text:tab/>1<text:tab/>1<text:tab/><text:tab/><text:span text:style-name="T5">1</text:span><text:tab/><text:tab/><text:span text:style-name="T5">1</text:span><text:tab/><text:tab/><text:span text:style-name="T6">0</text:span><text:tab/><text:tab/><text:span text:style-name="T6">0</text:span><text:tab/><text:tab/><text:span text:style-name="T6">1</text:span><text:tab/><text:tab/><text:span text:style-name="T1">ROM 4K</text:span></text:p>
      <text:p text:style-name="P2">1<text:tab/>1<text:tab/>1<text:tab/><text:tab/><text:span text:style-name="T5">1</text:span><text:tab/><text:tab/><text:span text:style-name="T5">1</text:span><text:tab/><text:tab/><text:span text:style-name="T6">0</text:span><text:tab/><text:tab/><text:span text:style-name="T6">0</text:span><text:tab/><text:tab/><text:span text:style-name="T6">1</text:span><text:tab/><text:tab/><text:span text:style-name="T5">R</text:span><text:span text:style-name="T1">OM 4K</text:span></text:p>
      <text:p text:style-name="P3">1<text:tab/>1<text:tab/>0<text:tab/><text:tab/><text:span text:style-name="T5">1</text:span><text:tab/><text:tab/><text:span text:style-name="T5">1</text:span><text:tab/><text:tab/><text:span text:style-name="T6">0</text:span><text:tab/><text:tab/><text:span text:style-name="T6">1</text:span><text:tab/><text:tab/><text:span text:style-name="T6">0</text:span><text:tab/><text:tab/><text:span text:style-name="T3">I/O</text:span></text:p>
      <text:p text:style-name="P4">1<text:tab/>1<text:tab/>0<text:tab/><text:tab/><text:span text:style-name="T5">1</text:span><text:tab/><text:tab/><text:span text:style-name="T5">1</text:span><text:tab/><text:tab/><text:span text:style-name="T6">0</text:span><text:tab/><text:tab/><text:span text:style-name="T6">1</text:span><text:tab/><text:tab/><text:span text:style-name="T6">0</text:span><text:tab/><text:tab/><text:span text:style-name="T2">I/O</text:span></text:p>
      <text:p text:style-name="P6"><text:span text:style-name="T4">1<text:tab/>0<text:tab/>1<text:tab/><text:tab/></text:span><text:span text:style-name="T5">1</text:span><text:span text:style-name="T4"><text:tab/><text:tab/></text:span><text:span text:style-name="T5">1</text:span><text:span text:style-name="T4"><text:tab/><text:tab/></text:span><text:span text:style-name="T12">1</text:span><text:span text:style-name="T4"><text:tab/><text:tab/></text:span><text:span text:style-name="T6">1</text:span><text:span text:style-name="T4"><text:tab/><text:tab/></text:span><text:span text:style-name="T7">1</text:span><text:span text:style-name="T4"><text:tab/><text:tab/></text:span><text:span text:style-name="T7">FREE</text:span></text:p>
      <text:p text:style-name="P7">1<text:tab/>0<text:tab/>1<text:tab/><text:tab/><text:span text:style-name="T5">1</text:span><text:tab/><text:tab/><text:span text:style-name="T5">1</text:span><text:tab/><text:tab/><text:span text:style-name="T12">1</text:span><text:tab/><text:tab/><text:span text:style-name="T6">1</text:span><text:tab/><text:tab/><text:span text:style-name="T7">1</text:span><text:tab/><text:tab/><text:span text:style-name="T7">FREE</text:span></text:p>
      <text:p text:style-name="P7">1<text:tab/>0<text:tab/>0<text:tab/><text:tab/><text:span text:style-name="T5">1</text:span><text:tab/><text:tab/><text:span text:style-name="T5">1</text:span><text:tab/><text:tab/><text:span text:style-name="T12">1</text:span><text:tab/><text:tab/><text:span text:style-name="T6">1</text:span><text:tab/><text:tab/><text:span text:style-name="T7">1</text:span><text:tab/><text:tab/><text:span text:style-name="T7">FREE</text:span></text:p>
      <text:p text:style-name="P7">1<text:tab/>0<text:tab/>0<text:tab/><text:tab/><text:span text:style-name="T5">1</text:span><text:tab/><text:tab/><text:span text:style-name="T5">1</text:span><text:tab/><text:tab/><text:span text:style-name="T12">1</text:span><text:tab/><text:tab/><text:span text:style-name="T6">1</text:span><text:tab/><text:tab/><text:span text:style-name="T7">1</text:span><text:tab/><text:tab/><text:span text:style-name="T7">FREE</text:span></text:p>
      <text:p text:style-name="P5">0<text:tab/>1<text:tab/>1<text:tab/><text:tab/><text:span text:style-name="T5">0</text:span><text:tab/><text:tab/><text:span text:style-name="T5">0</text:span><text:tab/><text:tab/><text:span text:style-name="T6">1</text:span><text:tab/><text:tab/><text:span text:style-name="T6">0</text:span><text:tab/><text:tab/><text:span text:style-name="T6">1</text:span><text:tab/><text:tab/><text:span text:style-name="T1">RAM 4K</text:span></text:p>
      <text:p text:style-name="P5">0<text:tab/>1<text:tab/>1<text:tab/><text:tab/><text:span text:style-name="T5">0</text:span><text:tab/><text:tab/><text:span text:style-name="T5">0</text:span><text:tab/><text:tab/><text:span text:style-name="T6">1</text:span><text:tab/><text:tab/><text:span text:style-name="T6">0</text:span><text:tab/><text:tab/><text:span text:style-name="T6">1</text:span><text:tab/><text:tab/><text:span text:style-name="T1">RAM 4K</text:span></text:p>
      <text:p text:style-name="P5">0<text:tab/>1<text:tab/>0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6">0</text:span><text:tab/><text:tab/><text:span text:style-name="T1">RAM 4K</text:span></text:p>
      <text:p text:style-name="P5">0<text:tab/>1<text:tab/>0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6">0</text:span><text:tab/><text:tab/><text:span text:style-name="T1">RAM 4K</text:span></text:p>
      <text:p text:style-name="P5">0<text:tab/>0<text:tab/>1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7">1</text:span><text:tab/><text:tab/><text:span text:style-name="T5">R</text:span><text:span text:style-name="T1">AM 4K</text:span></text:p>
      <text:p text:style-name="P5">0<text:tab/>0<text:tab/>1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7">1</text:span><text:tab/><text:tab/><text:span text:style-name="T1">RAM 4K</text:span></text:p>
      <text:p text:style-name="P5">0<text:tab/>0<text:tab/>0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7">1</text:span><text:tab/><text:tab/><text:span text:style-name="T1">RAM 4K</text:span></text:p>
      <text:p text:style-name="P5">0<text:tab/>0<text:tab/>0<text:tab/><text:tab/><text:span text:style-name="T5">0</text:span><text:tab/><text:tab/><text:span text:style-name="T5">0</text:span><text:tab/><text:tab/><text:span text:style-name="T6">1</text:span><text:tab/><text:tab/><text:span text:style-name="T6">1</text:span><text:tab/><text:tab/><text:span text:style-name="T7">1</text:span><text:tab/><text:tab/><text:span text:style-name="T1">RAM 4K</text:span></text:p>
      <text:p text:style-name="P5"/>
      <text:p text:style-name="P8">0xE000 – 0xFFFF<text:tab/>-<text:tab/>ROM</text:p>
      <text:p text:style-name="P8">0xC000 – 0xDFFF<text:tab/>-<text:tab/>I/O</text:p>
      <text:p text:style-name="P8">0x8000 – 0xBFFF<text:tab/>-<text:tab/>FREE</text:p>
      <text:p text:style-name="P8">0x0000 – 0x7FFF<text:tab/>-<text:tab/>RAM</text:p>
      <text:p text:style-name="P8"/>
      <text:p text:style-name="P8">SPECIFICALLY THE UART IS MAPPED TO <text:span text:style-name="T8">0xC010 AND 0xC011 (A</text:span><text:span text:style-name="T10">4 </text:span><text:span text:style-name="T11">LINE).</text:span></text:p>
      <text:p text:style-name="P14"/>
      <text:p text:style-name="P14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column table:style-name="Table1.Q"/>
        <table:table-column table:style-name="Table1.R"/>
        <table:table-row table:style-name="TableLine94213504564944">
          <table:table-cell table:style-name="Table1.A1" office:value-type="string">
            <text:p text:style-name="P11">A<text:span text:style-name="T9">15</text:span></text:p>
          </table:table-cell>
          <table:table-cell table:style-name="Table1.A1" office:value-type="string">
            <text:p text:style-name="P11">A<text:span text:style-name="T9">14</text:span></text:p>
          </table:table-cell>
          <table:table-cell table:style-name="Table1.A1" office:value-type="string">
            <text:p text:style-name="P11">A<text:span text:style-name="T9">13</text:span></text:p>
          </table:table-cell>
          <table:table-cell table:style-name="Table1.A1" office:value-type="string">
            <text:p text:style-name="P11">A<text:span text:style-name="T9">12</text:span></text:p>
          </table:table-cell>
          <table:table-cell table:style-name="Table1.A1" office:value-type="string">
            <text:p text:style-name="P11">A<text:span text:style-name="T9">11</text:span></text:p>
          </table:table-cell>
          <table:table-cell table:style-name="Table1.A1" office:value-type="string">
            <text:p text:style-name="P11">A<text:span text:style-name="T9">10</text:span></text:p>
          </table:table-cell>
          <table:table-cell table:style-name="Table1.A1" office:value-type="string">
            <text:p text:style-name="P11">A<text:span text:style-name="T9">9</text:span></text:p>
          </table:table-cell>
          <table:table-cell table:style-name="Table1.A1" office:value-type="string">
            <text:p text:style-name="P11">A<text:span text:style-name="T9">8</text:span></text:p>
          </table:table-cell>
          <table:table-cell table:style-name="Table1.A1" office:value-type="string">
            <text:p text:style-name="P11">A<text:span text:style-name="T9">7</text:span></text:p>
          </table:table-cell>
          <table:table-cell table:style-name="Table1.A1" office:value-type="string">
            <text:p text:style-name="P11">A<text:span text:style-name="T9">6</text:span></text:p>
          </table:table-cell>
          <table:table-cell table:style-name="Table1.A1" office:value-type="string">
            <text:p text:style-name="P11">A<text:span text:style-name="T9">5</text:span></text:p>
          </table:table-cell>
          <table:table-cell table:style-name="Table1.A1" office:value-type="string">
            <text:p text:style-name="P11">A<text:span text:style-name="T9">4</text:span></text:p>
          </table:table-cell>
          <table:table-cell table:style-name="Table1.A1" office:value-type="string">
            <text:p text:style-name="P11">A<text:span text:style-name="T9">3</text:span></text:p>
          </table:table-cell>
          <table:table-cell table:style-name="Table1.A1" office:value-type="string">
            <text:p text:style-name="P11">A<text:span text:style-name="T9">2</text:span></text:p>
          </table:table-cell>
          <table:table-cell table:style-name="Table1.A1" office:value-type="string">
            <text:p text:style-name="P11">A<text:span text:style-name="T9">1</text:span></text:p>
          </table:table-cell>
          <table:table-cell table:style-name="Table1.A1" office:value-type="string">
            <text:p text:style-name="P11">A<text:span text:style-name="T9">0</text:span></text:p>
          </table:table-cell>
          <table:table-cell table:style-name="Table1.A1" office:value-type="string">
            <text:p text:style-name="P12">ADDRESS</text:p>
          </table:table-cell>
          <table:table-cell table:style-name="Table1.A1" office:value-type="string">
            <text:p text:style-name="P11">DESCRIPTION</text:p>
          </table:table-cell>
        </table:table-row>
        <table:table-row table:style-name="TableLine94213504746880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0xE000 - 0xFFFF</text:p>
          </table:table-cell>
          <table:table-cell table:style-name="Table1.A1" office:value-type="string">
            <text:p text:style-name="P10">8K ROM</text:p>
          </table:table-cell>
        </table:table-row>
        <table:table-row table:style-name="TableLine94213504749360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0xC000 - 0xDFFF</text:p>
          </table:table-cell>
          <table:table-cell table:style-name="Table1.A1" office:value-type="string">
            <text:p text:style-name="P10">8K I/O MAPPED RANGE</text:p>
          </table:table-cell>
        </table:table-row>
        <table:table-row table:style-name="TableLine94213504752064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0x8000 – 0xBFFF</text:p>
          </table:table-cell>
          <table:table-cell table:style-name="Table1.A1" office:value-type="string">
            <text:p text:style-name="P10">16K FREE</text:p>
          </table:table-cell>
        </table:table-row>
        <table:table-row table:style-name="TableLine94213504754816"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0x0000 – 0x7FFF</text:p>
          </table:table-cell>
          <table:table-cell table:style-name="Table1.A1" office:value-type="string">
            <text:p text:style-name="P10">32K RAM</text:p>
          </table:table-cell>
        </table:table-row>
        <table:table-row table:style-name="TableLine9421350475768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9421350476049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94213504763360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3">UART ADDRESS 0</text:p>
          </table:table-cell>
        </table:table-row>
        <table:table-row table:style-name="TableLine94213504535504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3">N/A</text:p>
          </table:table-cell>
          <table:table-cell table:style-name="Table1.A1" office:value-type="string">
            <text:p text:style-name="P13">UART ADDRESS 1</text:p>
          </table:table-cell>
        </table:table-row>
        <table:table-row table:style-name="TableLine9421350476620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31:44.574884410</meta:creation-date>
    <dc:date>2022-10-05T10:32:49.433404446</dc:date>
    <meta:editing-duration>P2DT1H50M9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2" meta:paragraph-count="148" meta:word-count="332" meta:character-count="927" meta:non-whitespace-character-count="639"/>
  </office:meta>
</office:document-meta>
</file>